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3" table:number-rows-repeated="1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30">00/00/0000</text:date>, <text:time style:data-style-name="N2" text:time-value="22:30:09.5587717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30T22:30:55.395174229</dc:date>
    <meta:editing-duration>PT14H59M42S</meta:editing-duration>
    <meta:editing-cycles>450</meta:editing-cycles>
    <meta:document-statistic meta:table-count="1" meta:cell-count="2833" meta:object-count="0"/>
  </office:meta>
</office:document-meta>
</file>